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color="#808080" style:font-name="DejaVu Sans Mono" fo:font-size="12pt" fo:font-style="italic"/>
    </style:style>
    <style:style style:name="P2" style:family="paragraph" style:parent-style-name="Preformatted_20_Text">
      <style:text-properties fo:color="#000000" style:font-name="DejaVu Sans Mono" fo:font-size="12pt" fo:font-weight="normal" officeooo:rsid="001f6fe0" officeooo:paragraph-rsid="001f6fe0" style:font-size-asian="10.5pt" style:font-weight-asian="normal" style:font-size-complex="12pt" style:font-weight-complex="normal"/>
    </style:style>
    <style:style style:name="P3" style:family="paragraph" style:parent-style-name="Preformatted_20_Text">
      <style:paragraph-properties fo:margin-top="0cm" fo:margin-bottom="0.499cm" loext:contextual-spacing="false"/>
      <style:text-properties fo:color="#000000"/>
    </style:style>
    <style:style style:name="P4" style:family="paragraph" style:parent-style-name="Standard">
      <style:text-properties fo:font-size="12pt" fo:font-weight="bold" officeooo:rsid="001ceb65" officeooo:paragraph-rsid="001ceb65" style:font-size-asian="10.5pt" style:font-weight-asian="bold" style:font-size-complex="12pt" style:font-weight-complex="bold"/>
    </style:style>
    <style:style style:name="P5" style:family="paragraph" style:parent-style-name="Standard">
      <style:text-properties fo:font-size="12pt" fo:font-weight="bold" officeooo:rsid="0023070d" officeooo:paragraph-rsid="0023070d" style:font-size-asian="10.5pt" style:font-weight-asian="bold" style:font-size-complex="12pt" style:font-weight-complex="bold"/>
    </style:style>
    <style:style style:name="P6" style:family="paragraph" style:parent-style-name="Standard">
      <style:text-properties fo:font-size="12pt" fo:font-weight="bold" officeooo:rsid="00260909" officeooo:paragraph-rsid="00260909" style:font-size-asian="10.5pt" style:font-weight-asian="bold" style:font-size-complex="12pt" style:font-weight-complex="bold"/>
    </style:style>
    <style:style style:name="P7" style:family="paragraph" style:parent-style-name="Standard">
      <style:text-properties fo:font-size="12pt" fo:font-weight="bold" officeooo:rsid="00260909" officeooo:paragraph-rsid="00269546" style:font-size-asian="10.5pt" style:font-weight-asian="bold" style:font-size-complex="12pt" style:font-weight-complex="bold"/>
    </style:style>
    <style:style style:name="P8" style:family="paragraph" style:parent-style-name="Standard">
      <style:text-properties fo:font-size="12pt" fo:font-weight="bold" officeooo:rsid="00269546" officeooo:paragraph-rsid="00269546" style:font-size-asian="10.5pt" style:font-weight-asian="bold" style:font-size-complex="12pt" style:font-weight-complex="bold"/>
    </style:style>
    <style:style style:name="P9" style:family="paragraph" style:parent-style-name="Standard">
      <style:text-properties fo:font-size="12pt" fo:font-weight="normal" officeooo:rsid="001b86e7" officeooo:paragraph-rsid="001b86e7" style:font-size-asian="10.5pt" style:font-weight-asian="normal" style:font-size-complex="12pt" style:font-weight-complex="normal"/>
    </style:style>
    <style:style style:name="P10" style:family="paragraph" style:parent-style-name="Standard">
      <style:text-properties fo:font-size="12pt" fo:font-weight="normal" officeooo:rsid="001b86e7" officeooo:paragraph-rsid="00308829" style:font-size-asian="10.5pt" style:font-weight-asian="normal" style:font-size-complex="12pt" style:font-weight-complex="normal"/>
    </style:style>
    <style:style style:name="P11" style:family="paragraph" style:parent-style-name="Standard">
      <style:text-properties fo:font-size="12pt" fo:font-weight="normal" officeooo:rsid="001ceb65" officeooo:paragraph-rsid="001ceb65" style:font-size-asian="10.5pt" style:font-weight-asian="normal" style:font-size-complex="12pt" style:font-weight-complex="normal"/>
    </style:style>
    <style:style style:name="P12" style:family="paragraph" style:parent-style-name="Standard">
      <style:text-properties fo:font-size="12pt" fo:font-weight="normal" officeooo:rsid="001f6fe0" officeooo:paragraph-rsid="001f6fe0" style:font-size-asian="10.5pt" style:font-weight-asian="normal" style:font-size-complex="12pt" style:font-weight-complex="normal"/>
    </style:style>
    <style:style style:name="P13" style:family="paragraph" style:parent-style-name="Standard">
      <style:text-properties fo:font-size="12pt" fo:font-weight="normal" officeooo:rsid="001fe53a" officeooo:paragraph-rsid="001fe53a" style:font-size-asian="10.5pt" style:font-weight-asian="normal" style:font-size-complex="12pt" style:font-weight-complex="normal"/>
    </style:style>
    <style:style style:name="P14" style:family="paragraph" style:parent-style-name="Standard">
      <style:text-properties fo:font-size="12pt" fo:font-weight="normal" officeooo:rsid="00207747" officeooo:paragraph-rsid="00207747" style:font-size-asian="10.5pt" style:font-weight-asian="normal" style:font-size-complex="12pt" style:font-weight-complex="normal"/>
    </style:style>
    <style:style style:name="P15" style:family="paragraph" style:parent-style-name="Standard">
      <style:text-properties fo:font-size="12pt" fo:font-weight="normal" officeooo:rsid="00223bc0" officeooo:paragraph-rsid="00223bc0" style:font-size-asian="10.5pt" style:font-weight-asian="normal" style:font-size-complex="12pt" style:font-weight-complex="normal"/>
    </style:style>
    <style:style style:name="P16" style:family="paragraph" style:parent-style-name="Standard">
      <style:text-properties fo:font-size="12pt" fo:font-weight="normal" officeooo:rsid="0023070d" officeooo:paragraph-rsid="0023070d" style:font-size-asian="10.5pt" style:font-weight-asian="normal" style:font-size-complex="12pt" style:font-weight-complex="normal"/>
    </style:style>
    <style:style style:name="P17" style:family="paragraph" style:parent-style-name="Standard">
      <style:text-properties fo:font-size="12pt" fo:font-weight="normal" officeooo:rsid="00247b64" officeooo:paragraph-rsid="00247b64" style:font-size-asian="10.5pt" style:font-weight-asian="normal" style:font-size-complex="12pt" style:font-weight-complex="normal"/>
    </style:style>
    <style:style style:name="P18" style:family="paragraph" style:parent-style-name="Standard">
      <style:text-properties fo:font-size="12pt" fo:font-weight="normal" officeooo:rsid="00247b64" officeooo:paragraph-rsid="002a4c76" style:font-size-asian="10.5pt" style:font-weight-asian="normal" style:font-size-complex="12pt" style:font-weight-complex="normal"/>
    </style:style>
    <style:style style:name="P19" style:family="paragraph" style:parent-style-name="Standard">
      <style:text-properties fo:font-size="12pt" fo:font-weight="normal" officeooo:rsid="0026082a" officeooo:paragraph-rsid="0026082a" style:font-size-asian="10.5pt" style:font-weight-asian="normal" style:font-size-complex="12pt" style:font-weight-complex="normal"/>
    </style:style>
    <style:style style:name="P20" style:family="paragraph" style:parent-style-name="Standard">
      <style:text-properties fo:font-size="12pt" fo:font-weight="normal" officeooo:rsid="0026082a" officeooo:paragraph-rsid="00260909" style:font-size-asian="10.5pt" style:font-weight-asian="normal" style:font-size-complex="12pt" style:font-weight-complex="normal"/>
    </style:style>
    <style:style style:name="P21" style:family="paragraph" style:parent-style-name="Standard">
      <style:text-properties fo:font-size="12pt" fo:font-weight="normal" officeooo:rsid="00260909" officeooo:paragraph-rsid="00260909" style:font-size-asian="10.5pt" style:font-weight-asian="normal" style:font-size-complex="12pt" style:font-weight-complex="normal"/>
    </style:style>
    <style:style style:name="P22" style:family="paragraph" style:parent-style-name="Standard">
      <style:text-properties fo:font-size="12pt" fo:font-weight="normal" officeooo:rsid="00260909" officeooo:paragraph-rsid="00269546" style:font-size-asian="10.5pt" style:font-weight-asian="normal" style:font-size-complex="12pt" style:font-weight-complex="normal"/>
    </style:style>
    <style:style style:name="P23" style:family="paragraph" style:parent-style-name="Standard">
      <style:text-properties fo:font-size="12pt" fo:font-weight="normal" officeooo:rsid="00269546" officeooo:paragraph-rsid="00269546" style:font-size-asian="10.5pt" style:font-weight-asian="normal" style:font-size-complex="12pt" style:font-weight-complex="normal"/>
    </style:style>
    <style:style style:name="P24" style:family="paragraph" style:parent-style-name="Standard">
      <style:text-properties fo:font-size="12pt" fo:font-weight="normal" officeooo:rsid="00308829" officeooo:paragraph-rsid="00308829" style:font-size-asian="10.5pt" style:font-weight-asian="normal" style:font-size-complex="12pt" style:font-weight-complex="normal"/>
    </style:style>
    <style:style style:name="P25" style:family="paragraph" style:parent-style-name="Standard">
      <style:text-properties fo:font-size="12pt" fo:font-style="italic" style:text-underline-style="solid" style:text-underline-width="auto" style:text-underline-color="font-color" fo:font-weight="normal" officeooo:rsid="001fe53a" officeooo:paragraph-rsid="001fe53a" style:font-size-asian="10.5pt" style:font-style-asian="italic" style:font-weight-asian="normal" style:font-size-complex="12pt" style:font-style-complex="italic" style:font-weight-complex="normal"/>
    </style:style>
    <style:style style:name="P26" style:family="paragraph" style:parent-style-name="Standard">
      <style:text-properties fo:font-size="12pt" fo:font-style="italic" style:text-underline-style="solid" style:text-underline-width="auto" style:text-underline-color="font-color" fo:font-weight="normal" officeooo:rsid="001ceb65" officeooo:paragraph-rsid="001ceb65" style:font-size-asian="10.5pt" style:font-style-asian="italic" style:font-weight-asian="normal" style:font-size-complex="12pt" style:font-style-complex="italic" style:font-weight-complex="normal"/>
    </style:style>
    <style:style style:name="P27" style:family="paragraph" style:parent-style-name="Standard">
      <style:text-properties fo:font-size="12pt" fo:font-style="italic" style:text-underline-style="solid" style:text-underline-width="auto" style:text-underline-color="font-color" fo:font-weight="normal" officeooo:rsid="001e19fa" officeooo:paragraph-rsid="001e19fa" style:font-size-asian="10.5pt" style:font-style-asian="italic" style:font-weight-asian="normal" style:font-size-complex="12pt" style:font-style-complex="italic" style:font-weight-complex="normal"/>
    </style:style>
    <style:style style:name="P28" style:family="paragraph" style:parent-style-name="Standard">
      <style:text-properties fo:font-size="12pt" fo:font-style="italic" style:text-underline-style="solid" style:text-underline-width="auto" style:text-underline-color="font-color" fo:font-weight="normal" officeooo:rsid="001f6fe0" officeooo:paragraph-rsid="001f6fe0" style:font-size-asian="10.5pt" style:font-style-asian="italic" style:font-weight-asian="normal" style:font-size-complex="12pt" style:font-style-complex="italic" style:font-weight-complex="normal"/>
    </style:style>
    <style:style style:name="P29" style:family="paragraph" style:parent-style-name="Standard">
      <style:text-properties fo:font-size="12pt" fo:font-style="italic" style:text-underline-style="solid" style:text-underline-width="auto" style:text-underline-color="font-color" fo:font-weight="normal" officeooo:rsid="00223bc0" officeooo:paragraph-rsid="00223bc0" style:font-size-asian="10.5pt" style:font-style-asian="italic" style:font-weight-asian="normal" style:font-size-complex="12pt" style:font-style-complex="italic" style:font-weight-complex="normal"/>
    </style:style>
    <style:style style:name="P30" style:family="paragraph" style:parent-style-name="Standard">
      <style:text-properties fo:font-size="12pt" fo:font-style="italic" style:text-underline-style="solid" style:text-underline-width="auto" style:text-underline-color="font-color" fo:font-weight="normal" officeooo:rsid="0026082a" officeooo:paragraph-rsid="0026082a" style:font-size-asian="10.5pt" style:font-style-asian="italic" style:font-weight-asian="normal" style:font-size-complex="12pt" style:font-style-complex="italic" style:font-weight-complex="normal"/>
    </style:style>
    <style:style style:name="P31" style:family="paragraph" style:parent-style-name="Standard">
      <style:text-properties fo:font-size="12pt" fo:font-style="italic" style:text-underline-style="solid" style:text-underline-width="auto" style:text-underline-color="font-color" fo:font-weight="normal" officeooo:rsid="00269546" officeooo:paragraph-rsid="00269546" style:font-size-asian="10.5pt" style:font-style-asian="italic" style:font-weight-asian="normal" style:font-size-complex="12pt" style:font-style-complex="italic" style:font-weight-complex="normal"/>
    </style:style>
    <style:style style:name="P32" style:family="paragraph" style:parent-style-name="Standard">
      <style:text-properties fo:font-size="12pt" fo:font-style="normal" style:text-underline-style="none" fo:font-weight="normal" officeooo:rsid="00269546" officeooo:paragraph-rsid="00269546"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bold" officeooo:rsid="00260909" officeooo:paragraph-rsid="00260909"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style:text-underline-style="none" fo:font-weight="bold" officeooo:rsid="00260909" officeooo:paragraph-rsid="00269546" style:font-size-asian="10.5pt" style:font-style-asian="normal" style:font-weight-asian="bold" style:font-size-complex="12pt" style:font-style-complex="normal" style:font-weight-complex="bold"/>
    </style:style>
    <style:style style:name="P35" style:family="paragraph" style:parent-style-name="Standard">
      <style:text-properties fo:font-size="14pt" fo:font-weight="bold" officeooo:rsid="0019c93f" officeooo:paragraph-rsid="0019c93f" style:font-size-asian="14pt" style:font-weight-asian="bold" style:font-size-complex="14pt" style:font-weight-complex="bold"/>
    </style:style>
    <style:style style:name="P36" style:family="paragraph" style:parent-style-name="Standard">
      <style:text-properties fo:font-size="12pt" fo:font-weight="normal" officeooo:rsid="001bea2b" officeooo:paragraph-rsid="00308829" style:font-size-asian="10.5pt" style:font-weight-asian="normal" style:font-size-complex="12pt" style:font-weight-complex="normal"/>
    </style:style>
    <style:style style:name="P37" style:family="paragraph" style:parent-style-name="Standard">
      <style:text-properties fo:font-size="12pt" fo:font-weight="bold" officeooo:rsid="0026082a" officeooo:paragraph-rsid="0026082a" style:font-size-asian="10.5pt" style:font-weight-asian="bold" style:font-size-complex="12pt" style:font-weight-complex="bold"/>
    </style:style>
    <style:style style:name="P38" style:family="paragraph" style:parent-style-name="Standard" style:list-style-name="L1">
      <style:text-properties fo:font-size="12pt" fo:font-style="normal" style:text-underline-style="none" fo:font-weight="normal" officeooo:rsid="002813ed" officeooo:paragraph-rsid="002813ed" style:font-size-asian="10.5pt" style:font-style-asian="normal" style:font-weight-asian="normal" style:font-size-complex="12pt" style:font-style-complex="normal" style:font-weight-complex="normal"/>
    </style:style>
    <style:style style:name="P39" style:family="paragraph" style:parent-style-name="Standard" style:list-style-name="L1">
      <style:text-properties fo:font-size="12pt" fo:font-style="normal" style:text-underline-style="none" fo:font-weight="normal" officeooo:rsid="002a4c76" officeooo:paragraph-rsid="002a4c76" style:font-size-asian="10.5pt" style:font-style-asian="normal" style:font-weight-asian="normal" style:font-size-complex="12pt" style:font-style-complex="normal" style:font-weight-complex="normal"/>
    </style:style>
    <style:style style:name="P40" style:family="paragraph" style:parent-style-name="Preformatted_20_Text">
      <style:paragraph-properties fo:margin-top="0cm" fo:margin-bottom="0.499cm" loext:contextual-spacing="false"/>
      <style:text-properties fo:color="#808080" style:font-name="DejaVu Sans Mono" fo:font-size="12pt" fo:font-style="italic"/>
    </style:style>
    <style:style style:name="T1" style:family="text">
      <style:text-properties fo:font-weight="normal" officeooo:rsid="0026082a" style:font-weight-asian="normal" style:font-weight-complex="normal"/>
    </style:style>
    <style:style style:name="T2" style:family="text">
      <style:text-properties fo:font-weight="bold" style:font-weight-asian="bold" style:font-weight-complex="bold"/>
    </style:style>
    <style:style style:name="T3" style:family="text">
      <style:text-properties fo:color="#008000" fo:font-weight="bold"/>
    </style:style>
    <style:style style:name="T4" style:family="text">
      <style:text-properties fo:color="#008000" style:font-name="DejaVu Sans Mono" fo:font-size="12pt" fo:font-weight="bold"/>
    </style:style>
    <style:style style:name="T5" style:family="text">
      <style:text-properties fo:color="#000080" fo:font-weight="bold"/>
    </style:style>
    <style:style style:name="T6" style:family="text">
      <style:text-properties fo:color="#000080" style:font-name="DejaVu Sans Mono" fo:font-size="12pt" fo:font-weight="bold"/>
    </style:style>
    <style:style style:name="T7" style:family="text">
      <style:text-properties officeooo:rsid="001fe53a"/>
    </style:style>
    <style:style style:name="T8" style:family="text">
      <style:text-properties officeooo:rsid="00207747"/>
    </style:style>
    <style:style style:name="T9" style:family="text">
      <style:text-properties officeooo:rsid="0023070d"/>
    </style:style>
    <style:style style:name="T10" style:family="text">
      <style:text-properties officeooo:rsid="00236b6f"/>
    </style:style>
    <style:style style:name="T11" style:family="text">
      <style:text-properties officeooo:rsid="00269546"/>
    </style:style>
    <style:style style:name="T12" style:family="text">
      <style:text-properties officeooo:rsid="002813ed"/>
    </style:style>
    <style:style style:name="T13" style:family="text">
      <style:text-properties officeooo:rsid="002e1475"/>
    </style:style>
    <style:style style:name="T14" style:family="text">
      <style:text-properties officeooo:rsid="002f07ff"/>
    </style:style>
    <style:style style:name="T15" style:family="text">
      <style:text-properties officeooo:rsid="003088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Report Lab 2</text:p>
      <text:p text:style-name="P35"/>
      <text:p text:style-name="P9">The program is written in Java so <text:span text:style-name="T15">to run in from the terminal this is how it is done. Stand in the same folder as the Lab2.jar file is located in which is located in Lab2/out/artifacts/Lab2_jar/. Then write the following command<text:line-break/></text:span></text:p>
      <text:p text:style-name="P24">java -jar Lab2.jar</text:p>
      <text:p text:style-name="P24"/>
      <text:p text:style-name="P24">If you write it like this you will listen to port 8080 which is set as default. If you would like to </text:p>
      <text:p text:style-name="P24">change the port we listen to write the following command</text:p>
      <text:p text:style-name="P24"/>
      <text:p text:style-name="P24">java -jar Lab2.jar x</text:p>
      <text:p text:style-name="P24">where x is your post number</text:p>
      <text:p text:style-name="P10"/>
      <text:p text:style-name="P36">To use the proxy you need to go into your web browser and set it to use <text:s/>a proxy. For Firefox this is done the following way: go into preferences→advanced→settings and choose manual proxy configuration, enter your localhost and the port you would like to use. And empty the field where it says No proxy for:<text:line-break/>There are similar ways for other browser.</text:p>
      <text:p text:style-name="P9"/>
      <text:p text:style-name="P4">Here are some features and where they are implemented in the code:</text:p>
      <text:p text:style-name="P26">Feature 2</text:p>
      <text:p text:style-name="P11">This is hard to say where this is exactly implemented in the code because it is done over several classes, The get request is handled in the ServerProxy class in the run() method. It is then sent to ClientProxy that handles the request and sends it to the webserver. This is done in the <text:s/>makeRequest() method. Then the response is going back the same way.</text:p>
      <text:p text:style-name="P11"/>
      <text:p text:style-name="P27">Feature 3</text:p>
      <text:p text:style-name="P12">This feature “starts” in the Run() method in the ServerProxy class. We extract the URL from the request and send it to Filtering class that looks if the string is valid, meaning it looks if it contains any of the keywords. To redirect to the new page, we send back a response looking like this:<text:line-break/></text:p>
      <text:p text:style-name="P2"><text:span text:style-name="T3">"HTTP/1.1 302 Found</text:span><text:span text:style-name="T5">\r\n</text:span><text:span text:style-name="T3">" </text:span>+</text:p>
      <text:p text:style-name="P3"><text:span text:style-name="T4">"Location: http://www.ida.liu.se/~TDTS04/labs/2011/ass2/error1.html</text:span><text:span text:style-name="T6">\r\n\r\n\r\n</text:span><text:span text:style-name="T4">"</text:span></text:p>
      <text:p text:style-name="P28">Feature <text:span text:style-name="T7">6</text:span></text:p>
      <text:p text:style-name="P13">It works with firefox and chrome. But with chrome we can more or less only access the Tests sites that are simple. The reason for this is because chrome seems to send CONNECT requests that are similar and our parsing can't handle these. This is not done in any specific part of the code but its more as a whole that the program is written in a way that isn't specific to a certain browser.</text:p>
      <text:p text:style-name="P13"/>
      <text:p text:style-name="P25">Feature <text:span text:style-name="T8">7</text:span></text:p>
      <text:p text:style-name="P14">This is done in the PortListener class in the Main method. The main method will look in its arguments and see if there is a port number given, otherwise it will use the default port number 8080 that we have chosen. To change it see the introduction of this manual. </text:p>
      <text:p text:style-name="P11"/>
      <text:p text:style-name="P29"><text:soft-page-break/>Feature 8 </text:p>
      <text:p text:style-name="P15">This is done in the ClientProxy class. In the method <text:span text:style-name="T9">isFilteringNecessary</text:span>, when we get the header of our response we check the header. We look at the value of Content-Type and make sure it is Text. If this is true we also look at Content-Encoding to make sure that this field isn't in the header because if it is it would be compressed. So The proxy is smart in that way that it only filters the content iff its uncompressed text. </text:p>
      <text:p text:style-name="P5">Testing</text:p>
      <text:p text:style-name="P16">We use <text:span text:style-name="T10">J</text:span>unit test in our proxy to make sure that our <text:span text:style-name="T10">public </text:span>functions is working that the way we want. You will find the test in the test folder. <text:span text:style-name="T10">T</text:span>o run those you will need to right click on the class that you will test and run it <text:span text:style-name="T10">from idea. The private methods we have checked with logging and printing to see that we get the expected results we want. </text:span></text:p>
      <text:p text:style-name="P16"/>
      <text:p text:style-name="P17">We will show the tests results from our tests, and then show some logging we do when we access simple sites (like those in the description). <text:s/>Lets start with the tests.</text:p>
      <text:p text:style-name="P17"/>
      <text:p text:style-name="P30">TestCases:</text:p>
      <text:p text:style-name="P17">From <text:span text:style-name="T2">clientProxyTest class</text:span> we test the entire makerequest() method. We send some simple Get request and make sure that the response is 200 OK, and for the last get request we try we make sure we get status code 302 Found because we send a page with bad content. The test passes.</text:p>
      <text:p text:style-name="P17"/>
      <text:p text:style-name="P17">From <text:span text:style-name="T2">FilteringTest class</text:span> we test the only method that is in the Filtering class which is IsStringValid(string). We send three strings, 1 valid and 2 non valid and we assert that we get the correct response. The test passes.</text:p>
      <text:p text:style-name="P37"/>
      <text:p text:style-name="P30">Logging</text:p>
      <text:p text:style-name="P19">This is ofcourse not enough to make sure that everything works so here are some logging when we run netNinny and enter some of the test sites. </text:p>
      <text:p text:style-name="P19"/>
      <text:p text:style-name="P19">We start with this website: <text:a xlink:type="simple" xlink:href="http://www.ida.liu.se/~TDTS04/labs/2011/ass2/goodtest1.txt" text:style-name="Internet_20_link" text:visited-style-name="Visited_20_Internet_20_Link">http://www.ida.liu.se/~TDTS04/labs/2011/ass2/goodtest1.txt</text:a></text:p>
      <text:p text:style-name="P19">Here is the log:</text:p>
      <text:p text:style-name="P19"/>
      <text:p text:style-name="P33">Get-request</text:p>
      <text:p text:style-name="P21">GET http://www.ida.liu.se/~TDTS04/labs/2011/ass2/goodtest1.txt HTTP/1.1</text:p>
      <text:p text:style-name="P21">Host: www.ida.liu.se</text:p>
      <text:p text:style-name="P21">User-Agent: Mozilla/5.0 (X11; Ubuntu; Linux x86_64; rv:45.0) Gecko/20100101 Firefox/45.0</text:p>
      <text:p text:style-name="P21">Accept: text/html,application/xhtml+xml,application/xml;q=0.9,*/*;q=0.8</text:p>
      <text:p text:style-name="P21">Accept-Language: en-US,en;q=0.5</text:p>
      <text:p text:style-name="P21">Accept-Encoding: gzip, deflate</text:p>
      <text:p text:style-name="P21">Cookie: _ga=GA1.3.317972241.1449069459</text:p>
      <text:p text:style-name="P21">Connection: keep-alive</text:p>
      <text:p text:style-name="P21"/>
      <text:p text:style-name="P6">Response Header</text:p>
      <text:p text:style-name="P21">HTTP/1.1 200 OK</text:p>
      <text:p text:style-name="P21">Date: Fri, 15 Apr 2016 07:56:12 GMT</text:p>
      <text:p text:style-name="P21">Server: Apache/2.2.24 (Unix) DAV/2 SVN/1.6.17 PHP/5.3.23 mod_fastcgi/2.4.6 mod_auth_kerb/5.4+ida mod_jk/1.2.31 mod_ssl/2.2.24 OpenSSL/0.9.7d</text:p>
      <text:p text:style-name="P21">Last-Modified: Mon, 21 Jan 2008 07:14:16 GMT</text:p>
      <text:p text:style-name="P21">ETag: "184802-77-444363d68220b"</text:p>
      <text:p text:style-name="P21"><text:soft-page-break/>Accept-Ranges: bytes</text:p>
      <text:p text:style-name="P21">Content-Length: 119</text:p>
      <text:p text:style-name="P21">Connection: keep-alive</text:p>
      <text:p text:style-name="P21">Content-Type: text/plain</text:p>
      <text:p text:style-name="P21"/>
      <text:p text:style-name="P6">Content</text:p>
      <text:p text:style-name="P21">This is a plain text file with no bad words in it.</text:p>
      <text:p text:style-name="P21"/>
      <text:p text:style-name="P21">Your Web browser should be able to display this page just fine.</text:p>
      <text:p text:style-name="P21"/>
      <text:p text:style-name="P21">Here is another Website <text:a xlink:type="simple" xlink:href="http://www.ida.liu.se/~TDTS04/labs/2011/ass2/goodtest2.html" text:style-name="Internet_20_link" text:visited-style-name="Visited_20_Internet_20_Link">http://www.ida.liu.se/~TDTS04/labs/2011/ass2/goodtest2.html</text:a></text:p>
      <text:p text:style-name="P21"/>
      <text:p text:style-name="P20"/>
      <text:p text:style-name="P33">Get-request</text:p>
      <text:p text:style-name="P21">GET http://www.ida.liu.se/~TDTS04/labs/2011/ass2/goodtest2.html HTTP/1.1</text:p>
      <text:p text:style-name="P21">Host: www.ida.liu.se</text:p>
      <text:p text:style-name="P21">User-Agent: Mozilla/5.0 (X11; Ubuntu; Linux x86_64; rv:45.0) Gecko/20100101 Firefox/45.0</text:p>
      <text:p text:style-name="P21">Accept: text/html,application/xhtml+xml,application/xml;q=0.9,*/*;q=0.8</text:p>
      <text:p text:style-name="P21">Accept-Language: en-US,en;q=0.5</text:p>
      <text:p text:style-name="P21">Accept-Encoding: gzip, deflate</text:p>
      <text:p text:style-name="P21">Connection: keep-alive</text:p>
      <text:p text:style-name="P21"/>
      <text:p text:style-name="P6">Response Header</text:p>
      <text:p text:style-name="P21">HTTP/1.1 200 OK</text:p>
      <text:p text:style-name="P21">Date: Fri, 15 Apr 2016 08:03:29 GMT</text:p>
      <text:p text:style-name="P21">Server: Apache/2.2.24 (Unix) DAV/2 SVN/1.6.17 PHP/5.3.23 mod_fastcgi/2.4.6 mod_auth_kerb/5.4+ida mod_jk/1.2.31 mod_ssl/2.2.24 OpenSSL/0.9.7d</text:p>
      <text:p text:style-name="P21">Last-Modified: Mon, 21 Jan 2008 07:18:17 GMT</text:p>
      <text:p text:style-name="P21">ETag: "184803-ea-444364bc5804b"</text:p>
      <text:p text:style-name="P21">Accept-Ranges: bytes</text:p>
      <text:p text:style-name="P21">Content-Length: 234</text:p>
      <text:p text:style-name="P21">Connection: keep-alive</text:p>
      <text:p text:style-name="P21">Content-Type: text/html</text:p>
      <text:p text:style-name="P21"/>
      <text:p text:style-name="P6">Content</text:p>
      <text:p text:style-name="P21">&lt;html&gt;</text:p>
      <text:p text:style-name="P21"/>
      <text:p text:style-name="P21">&lt;title&gt;</text:p>
      <text:p text:style-name="P21">Good HTML File Test for CPSC 441 Assignment 1</text:p>
      <text:p text:style-name="P21">&lt;/title&gt;</text:p>
      <text:p text:style-name="P21"/>
      <text:p text:style-name="P21">&lt;body&gt;</text:p>
      <text:p text:style-name="P21">&lt;p&gt;</text:p>
      <text:p text:style-name="P21">This is a simple HTML file with no bad words in it.</text:p>
      <text:p text:style-name="P21">&lt;/p&gt;</text:p>
      <text:p text:style-name="P21"/>
      <text:p text:style-name="P21">&lt;p&gt;</text:p>
      <text:p text:style-name="P21">Your Web browser should be able to display this page just fine.</text:p>
      <text:p text:style-name="P21"><text:soft-page-break/>&lt;/p&gt;</text:p>
      <text:p text:style-name="P21"/>
      <text:p text:style-name="P21">&lt;/body&gt;</text:p>
      <text:p text:style-name="P21"/>
      <text:p text:style-name="P21">&lt;/html&gt;</text:p>
      <text:p text:style-name="P21"/>
      <text:p text:style-name="P21"/>
      <text:p text:style-name="P21"/>
      <text:p text:style-name="P21"/>
      <text:p text:style-name="P21"/>
      <text:p text:style-name="P21"/>
      <text:p text:style-name="P21"/>
      <text:p text:style-name="P21"/>
      <text:p text:style-name="P21"/>
      <text:p text:style-name="P21">As we see these two pages are working fine, the request and response looks good. </text:p>
      <text:p text:style-name="P21">Now lets test the following website that contains a forbidden (bad) URL.</text:p>
      <text:p text:style-name="P23">We will see in the logging below that since we have a forbidden URL we change the response to a 302 Found with a location so we get a new request with the location as URL. And then we get a response with the new redirected page.</text:p>
      <text:p text:style-name="P21">Website: http://www.ida.liu.se/~TDTS04/labs/2011/ass2/SpongeBob.html</text:p>
      <text:p text:style-name="P21"/>
      <text:p text:style-name="P33">Get-request</text:p>
      <text:p text:style-name="P21">GET http://www.ida.liu.se/~TDTS04/labs/2011/ass2/SpongeBob.html HTTP/1.1</text:p>
      <text:p text:style-name="P21">Host: www.ida.liu.se</text:p>
      <text:p text:style-name="P21">User-Agent: Mozilla/5.0 (X11; Ubuntu; Linux x86_64; rv:45.0) Gecko/20100101 Firefox/45.0</text:p>
      <text:p text:style-name="P21">Accept: text/html,application/xhtml+xml,application/xml;q=0.9,*/*;q=0.8</text:p>
      <text:p text:style-name="P21">Accept-Language: en-US,en;q=0.5</text:p>
      <text:p text:style-name="P21">Accept-Encoding: gzip, deflate</text:p>
      <text:p text:style-name="P21">Connection: keep-alive</text:p>
      <text:p text:style-name="P21"/>
      <text:p text:style-name="P6">Response Header</text:p>
      <text:p text:style-name="P21">HTTP/1.1 302 Found</text:p>
      <text:p text:style-name="P21">Location: http://www.ida.liu.se/~TDTS04/labs/2011/ass2/error1.html</text:p>
      <text:p text:style-name="P6"><text:span text:style-name="T1"><text:line-break/></text:span><text:span text:style-name="T11">Get-request</text:span></text:p>
      <text:p text:style-name="P23">GET http://www.ida.liu.se/~TDTS04/labs/2011/ass2/error1.html HTTP/1.1</text:p>
      <text:p text:style-name="P23">Host: www.ida.liu.se</text:p>
      <text:p text:style-name="P23">User-Agent: Mozilla/5.0 (X11; Ubuntu; Linux x86_64; rv:45.0) Gecko/20100101 Firefox/45.0</text:p>
      <text:p text:style-name="P23">Accept: text/html,application/xhtml+xml,application/xml;q=0.9,*/*;q=0.8</text:p>
      <text:p text:style-name="P23">Accept-Language: en-US,en;q=0.5</text:p>
      <text:p text:style-name="P23">Accept-Encoding: gzip, deflate</text:p>
      <text:p text:style-name="P23">Connection: keep-alive</text:p>
      <text:p text:style-name="P23"/>
      <text:p text:style-name="P8">Response Header</text:p>
      <text:p text:style-name="P23">HTTP/1.1 200 OK</text:p>
      <text:p text:style-name="P23">Date: Fri, 15 Apr 2016 08:16:03 GMT</text:p>
      <text:p text:style-name="P23">Server: Apache/2.2.24 (Unix) DAV/2 SVN/1.6.17 PHP/5.3.23 mod_fastcgi/2.4.6 mod_auth_kerb/5.4+ida mod_jk/1.2.31 mod_ssl/2.2.24 OpenSSL/0.9.7d</text:p>
      <text:p text:style-name="P23"><text:soft-page-break/>Last-Modified: Wed, 06 May 2009 18:12:35 GMT</text:p>
      <text:p text:style-name="P23">ETag: "184800-126-4694256fcaacb"</text:p>
      <text:p text:style-name="P23">Accept-Ranges: bytes</text:p>
      <text:p text:style-name="P23">Content-Length: 294</text:p>
      <text:p text:style-name="P23">Connection: keep-alive</text:p>
      <text:p text:style-name="P23">Content-Type: text/html</text:p>
      <text:p text:style-name="P23"/>
      <text:p text:style-name="P8">Content</text:p>
      <text:p text:style-name="P23"/>
      <text:p text:style-name="P23">&lt;html&gt;</text:p>
      <text:p text:style-name="P23"/>
      <text:p text:style-name="P23">&lt;title&gt;</text:p>
      <text:p text:style-name="P23">Net Ninny Error Page 1 for CPSC 441 Assignment 1</text:p>
      <text:p text:style-name="P23">&lt;/title&gt;</text:p>
      <text:p text:style-name="P23"/>
      <text:p text:style-name="P23">&lt;body&gt;</text:p>
      <text:p text:style-name="P23">&lt;p&gt;</text:p>
      <text:p text:style-name="P23">Sorry, but the Web page that you were trying to access</text:p>
      <text:p text:style-name="P23">is inappropriate for you, based on the URL.</text:p>
      <text:p text:style-name="P23">The page has been blocked to avoid insulting your intelligence.</text:p>
      <text:p text:style-name="P23">&lt;/p&gt;</text:p>
      <text:p text:style-name="P23"/>
      <text:p text:style-name="P23">&lt;p&gt;</text:p>
      <text:p text:style-name="P23">Net Ninny</text:p>
      <text:p text:style-name="P23">&lt;/p&gt;</text:p>
      <text:p text:style-name="P23"/>
      <text:p text:style-name="P23">&lt;/body&gt;</text:p>
      <text:p text:style-name="P23"/>
      <text:p text:style-name="P23">&lt;/html&gt;</text:p>
      <text:p text:style-name="P23"/>
      <text:p text:style-name="P23"/>
      <text:p text:style-name="P22">Now lets test the following website that contains <text:span text:style-name="T11">bad Content</text:span>.</text:p>
      <text:p text:style-name="P23">The same thing as above will happen.</text:p>
      <text:p text:style-name="P22">Website: <text:span text:style-name="T11">http://www.ida.liu.se/~TDTS04/labs/2011/ass2/badtest1.html</text:span></text:p>
      <text:p text:style-name="P22"/>
      <text:p text:style-name="P34">Get-request</text:p>
      <text:p text:style-name="P23">GET http://www.ida.liu.se/~TDTS04/labs/2011/ass2/badtest1.html HTTP/1.1</text:p>
      <text:p text:style-name="P23">Host: www.ida.liu.se</text:p>
      <text:p text:style-name="P23">User-Agent: Mozilla/5.0 (X11; Ubuntu; Linux x86_64; rv:45.0) Gecko/20100101 Firefox/45.0</text:p>
      <text:p text:style-name="P23">Accept: text/html,application/xhtml+xml,application/xml;q=0.9,*/*;q=0.8</text:p>
      <text:p text:style-name="P23">Accept-Language: en-US,en;q=0.5</text:p>
      <text:p text:style-name="P23">Accept-Encoding: gzip, deflate</text:p>
      <text:p text:style-name="P23">Connection: keep-alive</text:p>
      <text:p text:style-name="P22"/>
      <text:p text:style-name="P7">Response Header</text:p>
      <text:p text:style-name="P23">HTTP/1.1 302 Found</text:p>
      <text:p text:style-name="P23">Location: http://www.ida.liu.se/~TDTS04/labs/2011/ass2/error2.html</text:p>
      <text:p text:style-name="P7"><text:span text:style-name="T1"><text:line-break/></text:span><text:soft-page-break/><text:span text:style-name="T11">Get-request</text:span></text:p>
      <text:p text:style-name="P23">GET http://www.ida.liu.se/~TDTS04/labs/2011/ass2/error2.html HTTP/1.1</text:p>
      <text:p text:style-name="P23">Host: www.ida.liu.se</text:p>
      <text:p text:style-name="P23">User-Agent: Mozilla/5.0 (X11; Ubuntu; Linux x86_64; rv:45.0) Gecko/20100101 Firefox/45.0</text:p>
      <text:p text:style-name="P23">Accept: text/html,application/xhtml+xml,application/xml;q=0.9,*/*;q=0.8</text:p>
      <text:p text:style-name="P23">Accept-Language: en-US,en;q=0.5</text:p>
      <text:p text:style-name="P23">Accept-Encoding: gzip, deflate</text:p>
      <text:p text:style-name="P23">Connection: keep-alive</text:p>
      <text:p text:style-name="P23"/>
      <text:p text:style-name="P8">Response Header</text:p>
      <text:p text:style-name="P23">HTTP/1.1 200 OK</text:p>
      <text:p text:style-name="P23">Date: Fri, 15 Apr 2016 08:22:58 GMT</text:p>
      <text:p text:style-name="P23">Server: Apache/2.2.24 (Unix) DAV/2 SVN/1.6.17 PHP/5.3.23 mod_fastcgi/2.4.6 mod_auth_kerb/5.4+ida mod_jk/1.2.31 mod_ssl/2.2.24 OpenSSL/0.9.7d</text:p>
      <text:p text:style-name="P23">Last-Modified: Mon, 21 Jan 2008 07:21:47 GMT</text:p>
      <text:p text:style-name="P23">ETag: "184801-13c-444365849d8cb"</text:p>
      <text:p text:style-name="P23">Accept-Ranges: bytes</text:p>
      <text:p text:style-name="P23">Content-Length: 316</text:p>
      <text:p text:style-name="P23">Connection: keep-alive</text:p>
      <text:p text:style-name="P23">Content-Type: text/html</text:p>
      <text:p text:style-name="P23"/>
      <text:p text:style-name="P23"/>
      <text:p text:style-name="P8">Content</text:p>
      <text:p text:style-name="P23"/>
      <text:p text:style-name="P23">&lt;html&gt;</text:p>
      <text:p text:style-name="P23"/>
      <text:p text:style-name="P23">&lt;title&gt;</text:p>
      <text:p text:style-name="P23">Net Ninny Error Page 2 for CPSC 441 Assignment 1</text:p>
      <text:p text:style-name="P23">&lt;/title&gt;</text:p>
      <text:p text:style-name="P23"/>
      <text:p text:style-name="P23">&lt;body&gt;</text:p>
      <text:p text:style-name="P23">&lt;p&gt;</text:p>
      <text:p text:style-name="P23">Sorry, but the Web page that you were trying to access</text:p>
      <text:p text:style-name="P23">is inappropriate for you, based on some of the words it contains.</text:p>
      <text:p text:style-name="P23">The page has been blocked to avoid insulting your intelligence.</text:p>
      <text:p text:style-name="P23">&lt;/p&gt;</text:p>
      <text:p text:style-name="P23"/>
      <text:p text:style-name="P23">&lt;p&gt;</text:p>
      <text:p text:style-name="P23">Net Ninny</text:p>
      <text:p text:style-name="P23">&lt;/p&gt;</text:p>
      <text:p text:style-name="P23"/>
      <text:p text:style-name="P23">&lt;/body&gt;</text:p>
      <text:p text:style-name="P23"/>
      <text:p text:style-name="P23">&lt;/html&gt;</text:p>
      <text:p text:style-name="P23"/>
      <text:p text:style-name="P23"/>
      <text:p text:style-name="P23"/>
      <text:p text:style-name="P23"/>
      <text:p text:style-name="P23"><text:soft-page-break/></text:p>
      <text:p text:style-name="P23"/>
      <text:p text:style-name="P31">Summary</text:p>
      <text:p text:style-name="P32">If we start by ignoring all streaming sites we have seen that we can load all test cases and also pages like svd.se, <text:a xlink:type="simple" xlink:href="http://www.aftonbladet.se/" text:style-name="Internet_20_link" text:visited-style-name="Visited_20_Internet_20_Link">www.aftonbladet.se</text:a>, youtube etc. What we have noticed is that pages that are HTTPS goes pass the proxy, ignoring it so our proxy has no real effect here. This is the reason we can go to a https site with bad words or url without the filtering “working”. Same goes for watching youtube videos without a problem.</text:p>
      <text:p text:style-name="P32"/>
      <text:p text:style-name="P32">When we enter Aftonbladet through firefox we see that we can enter pages <text:span text:style-name="T12">that contain bad words but the reason we can enter them has to do with the fact that these contents are sent as gzip or other compressions. So we ignore these as it was stated in the description.</text:span></text:p>
      <text:p text:style-name="P32"/>
      <text:list xml:id="list2664672707368881702" text:style-name="L1">
        <text:list-item>
          <text:p text:style-name="P38">Google.com is https so it “ignores” our proxy</text:p>
        </text:list-item>
        <text:list-item>
          <text:p text:style-name="P38">youtube.com is also https so streaming works fine</text:p>
        </text:list-item>
        <text:list-item>
          <text:p text:style-name="P38">dailymotion, <text:span text:style-name="T14">is working but is pretty slow because it sends chunked based, and we use connection close so we get problems when we have to make a handshake everytime and start over on slow start.</text:span></text:p>
        </text:list-item>
        <text:list-item>
          <text:p text:style-name="P38">Wikipedia is HTTPS so it ignores our proxy.</text:p>
        </text:list-item>
        <text:list-item>
          <text:p text:style-name="P39">gz.com works nice, it loads all images etc</text:p>
        </text:list-item>
        <text:list-item>
          <text:p text:style-name="P39">vimeo works fine because it is https</text:p>
        </text:list-item>
        <text:list-item>
          <text:p text:style-name="P39">at last bbc also works fine without problems <text:span text:style-name="T14">and also videos on bbc.</text:span></text:p>
        </text:list-item>
      </text:list>
      <text:p text:style-name="P18"/>
      <text:p text:style-name="P17"><text:span text:style-name="T13">We have tried chrome on our own computers and it works fine but we can't try chromium on the school network because we cant change proxy settings. </text:span><text:line-break/><text:line-break/></text:p>
      <text:p text:style-name="P16"/>
      <text:p text:style-name="P16"/>
      <text:p text:style-name="P15"/>
      <text:p text:style-name="P15"/>
      <text:p text:style-name="P15"/>
      <text:p text:style-name="P15"/>
      <text:p text:style-name="P11"/>
      <text:p text:style-name="P11"/>
      <text:p text:style-name="P11"/>
      <text:p text:style-name="P11"/>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reformatted_20_Text">
      <style:text-properties fo:color="#808080" style:font-name="DejaVu Sans Mono" fo:font-size="12pt" fo:font-style="italic"/>
    </style:style>
    <style:style style:name="MP2" style:family="paragraph" style:parent-style-name="Preformatted_20_Text">
      <style:paragraph-properties fo:margin-top="0cm" fo:margin-bottom="0.499cm" loext:contextual-spacing="false"/>
      <style:text-properties fo:color="#808080" style:font-name="DejaVu Sans Mono" fo:font-size="12pt" fo:font-style="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ames George Yildiz, Fredrik Wallström</text:p>
        <text:p text:style-name="MP1">Email: Geoyi478@student.liu.se,Frewa814@student.liu.se</text:p>
        <text:p text:style-name="MP2">Group 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08:15:38.625605026</meta:creation-date>
    <dc:date>2016-04-15T11:57:40.106026386</dc:date>
    <meta:editing-duration>PT2H16M</meta:editing-duration>
    <meta:editing-cycles>19</meta:editing-cycles>
    <meta:generator>LibreOffice/5.0.3.2$Linux_X86_64 LibreOffice_project/00m0$Build-2</meta:generator>
    <meta:document-statistic meta:table-count="0" meta:image-count="0" meta:object-count="0" meta:page-count="7" meta:paragraph-count="197" meta:word-count="1597" meta:character-count="10867" meta:non-whitespace-character-count="9457"/>
  </office:meta>
</office:document-meta>
</file>